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stedHashTree.ListedHashTree( Object [ ] key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istedHashTree.equals( Object 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istedHashTree.set( Object key , HashTree 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istedHashTree.set( Object key , Object [ ] valu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istedHashTree.createNewTree( Collection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edHashTree.remove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stedHashTree.set( Object key , Collection valu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istedHashTree.createNewTre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edHashTree.ListedHashTree( Collection key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istedHashTree.readObject( ObjectInputStream oi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edHashTree.writeObject( ObjectOutputStream o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edHashTree.hash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istedHashTree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istedHashTree.ListedHashTree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istedHashTree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edHashTree.replace( Object currentKey , Object new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istedHashTree.createNewTree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edHashTree.add( Object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istedHashTree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stedHashTree.ListedHashTre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stedHashTree.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edHashTree.ke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edHashTree.get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edHashTree.set( Object key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